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8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3.815cm" svg:y1="11.665cm" svg:x2="3.815cm" svg:y2="6.585cm">
            <text:p/>
          </draw:line>
          <draw:line draw:style-name="gr1" draw:text-style-name="P1" draw:layer="layout" svg:x1="3.815cm" svg:y1="11.665cm" svg:x2="8.12cm" svg:y2="9.525cm">
            <text:p/>
          </draw:line>
          <draw:line draw:style-name="gr1" draw:text-style-name="P1" draw:layer="layout" svg:x1="3.816cm" svg:y1="11.666cm" svg:x2="8.755cm" svg:y2="13.335cm">
            <text:p/>
          </draw:line>
          <draw:frame draw:style-name="gr2" draw:layer="layout" svg:width="1.016cm" svg:height="1.041cm" svg:x="8.374cm" svg:y="12.329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layer="layout" svg:width="0.902cm" svg:height="1.041cm" svg:x="7.62cm" svg:y="8.5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layer="layout" svg:width="0.954cm" svg:height="1.041cm" svg:x="3.294cm" svg:y="5.71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3" draw:text-style-name="P1" draw:layer="layout" svg:x1="3.815cm" svg:y1="11.695cm" svg:x2="3.815cm" svg:y2="7.885cm">
          <text:p/>
        </draw:line>
        <draw:line draw:style-name="gr3" draw:text-style-name="P1" draw:layer="layout" svg:x1="3.815cm" svg:y1="11.625cm" svg:x2="6.215cm" svg:y2="8.89cm">
          <text:p/>
        </draw:line>
        <draw:line draw:style-name="gr3" draw:text-style-name="P1" draw:layer="layout" svg:x1="3.815cm" svg:y1="11.625cm" svg:x2="7.485cm" svg:y2="11.43cm">
          <text:p/>
        </draw:line>
        <draw:path draw:style-name="gr4" draw:text-style-name="P1" draw:layer="layout" svg:width="0.944cm" svg:height="0.556cm" svg:x="3.311cm" svg:y="8.73cm" svg:viewBox="0 0 945 557" svg:d="m305 0c-874 639 383 648 640 426l-128-384">
          <text:p/>
        </draw:path>
        <draw:polyline draw:style-name="gr4" draw:text-style-name="P1" draw:layer="layout" svg:width="0.597cm" svg:height="1.023cm" svg:x="6.304cm" svg:y="11.437cm" svg:viewBox="0 0 598 1024" draw:points="0,1024 427,768 598,341 427,0">
          <text:p/>
        </draw:polyline>
        <draw:g>
          <draw:line draw:style-name="gr1" draw:text-style-name="P1" draw:layer="layout" svg:x1="11.515cm" svg:y1="11.666cm" svg:x2="11.515cm" svg:y2="6.586cm">
            <text:p/>
          </draw:line>
          <draw:line draw:style-name="gr1" draw:text-style-name="P1" draw:layer="layout" svg:x1="11.515cm" svg:y1="11.666cm" svg:x2="15.82cm" svg:y2="9.526cm">
            <text:p/>
          </draw:line>
          <draw:line draw:style-name="gr1" draw:text-style-name="P1" draw:layer="layout" svg:x1="11.516cm" svg:y1="11.667cm" svg:x2="16.455cm" svg:y2="13.336cm">
            <text:p/>
          </draw:line>
          <draw:frame draw:style-name="gr2" draw:layer="layout" svg:width="1.016cm" svg:height="1.041cm" svg:x="16.074cm" svg:y="12.3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layer="layout" svg:width="0.902cm" svg:height="1.041cm" svg:x="15.32cm" svg:y="8.59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layer="layout" svg:width="0.954cm" svg:height="1.041cm" svg:x="10.994cm" svg:y="5.71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frame draw:style-name="gr2" draw:layer="layout" svg:width="1.38cm" svg:height="1.356cm" svg:x="6.74cm" svg:y="11.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1" draw:layer="layout" svg:x1="11.615cm" svg:y1="11.626cm" svg:x2="15.285cm" svg:y2="11.431cm">
          <text:p/>
        </draw:line>
        <draw:line draw:style-name="gr3" draw:text-style-name="P1" draw:layer="layout" svg:x1="11.615cm" svg:y1="11.626cm" svg:x2="14.015cm" svg:y2="8.891cm">
          <text:p/>
        </draw:line>
        <draw:line draw:style-name="gr6" draw:text-style-name="P1" draw:layer="layout" svg:x1="11.568cm" svg:y1="11.733cm" svg:x2="10.458cm" svg:y2="8.088cm">
          <text:p/>
        </draw:line>
        <draw:path draw:style-name="gr4" draw:text-style-name="P1" draw:layer="layout" svg:width="0.944cm" svg:height="0.556cm" draw:transform="rotate (-0.357792496659956) translate (13.1393800981905cm 8.98335649534783cm)" svg:viewBox="0 0 945 557" svg:d="m305 7626c-874 639 383 648 640 426l-128-384">
          <text:p/>
        </draw:path>
        <draw:frame draw:style-name="gr2" draw:layer="layout" svg:width="2.328cm" svg:height="1.356cm" svg:x="14.54cm" svg:y="10.3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line draw:style-name="gr1" draw:text-style-name="P1" draw:layer="layout" svg:x1="20.015cm" svg:y1="11.667cm" svg:x2="20.015cm" svg:y2="6.587cm">
            <text:p/>
          </draw:line>
          <draw:line draw:style-name="gr1" draw:text-style-name="P1" draw:layer="layout" svg:x1="20.015cm" svg:y1="11.667cm" svg:x2="24.32cm" svg:y2="9.527cm">
            <text:p/>
          </draw:line>
          <draw:line draw:style-name="gr1" draw:text-style-name="P1" draw:layer="layout" svg:x1="20.016cm" svg:y1="11.668cm" svg:x2="24.955cm" svg:y2="13.337cm">
            <text:p/>
          </draw:line>
          <draw:frame draw:style-name="gr2" draw:layer="layout" svg:width="1.016cm" svg:height="1.041cm" svg:x="24.574cm" svg:y="12.331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layer="layout" svg:width="0.902cm" svg:height="1.041cm" svg:x="23.82cm" svg:y="8.592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2" draw:layer="layout" svg:width="0.954cm" svg:height="1.041cm" svg:x="19.494cm" svg:y="5.717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line draw:style-name="gr6" draw:text-style-name="P1" draw:layer="layout" svg:x1="19.948cm" svg:y1="11.666cm" svg:x2="24.13cm" svg:y2="10.16cm">
          <text:p/>
        </draw:line>
        <draw:line draw:style-name="gr7" draw:text-style-name="P1" draw:layer="layout" svg:x1="20.048cm" svg:y1="11.589cm" svg:x2="20.578cm" svg:y2="7.989cm">
          <text:p/>
        </draw:line>
        <draw:line draw:style-name="gr7" draw:text-style-name="P1" draw:layer="layout" svg:x1="20.066cm" svg:y1="11.704cm" svg:x2="17.78cm" svg:y2="10.16cm">
          <text:p/>
        </draw:line>
        <draw:path draw:style-name="gr4" draw:text-style-name="P1" draw:layer="layout" svg:width="1.042cm" svg:height="0.577cm" draw:transform="skewX (-0.122522113489979) rotate (-1.05505153283156) translate (23.172711122167cm 9.85738378360628cm)" svg:viewBox="0 0 1043 578" svg:d="m336-30594c-964 662 423 672 707 442l-142-398">
          <text:p/>
        </draw:path>
        <draw:line draw:style-name="gr5" draw:text-style-name="P1" draw:layer="layout" svg:x1="20.015cm" svg:y1="11.627cm" svg:x2="22.415cm" svg:y2="8.892cm">
          <text:p/>
        </draw:line>
        <draw:path draw:style-name="gr8" draw:text-style-name="P1" draw:layer="layout" svg:width="1.239cm" svg:height="0.557cm" svg:x="20.399cm" svg:y="9.214cm" svg:viewBox="0 0 1240 558" svg:d="m1237 558c61-589-767-727-1067-341l-170 85">
          <text:p/>
        </draw:path>
        <draw:frame draw:style-name="gr2" draw:layer="layout" svg:width="1.596cm" svg:height="1.356cm" svg:x="20.64cm" svg:y="7.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954cm" svg:height="0.838cm" svg:x="20.24cm" svg:y="7.2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971cm" svg:height="0.838cm" svg:x="17.64cm" svg:y="9.3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7" draw:text-style-name="P1" draw:layer="layout" svg:x1="20.02cm" svg:y1="11.709cm" svg:x2="22.433cm" svg:y2="10.795cm">
          <text:p/>
        </draw:line>
        <draw:line draw:style-name="gr6" draw:text-style-name="P1" draw:layer="layout" svg:x1="11.548cm" svg:y1="11.666cm" svg:x2="15.73cm" svg:y2="10.16cm">
          <text:p/>
        </draw:line>
        <draw:line draw:style-name="gr6" draw:text-style-name="P1" draw:layer="layout" svg:x1="11.515cm" svg:y1="11.745cm" svg:x2="13.039cm" svg:y2="9.992cm">
          <text:p/>
        </draw:line>
        <draw:path draw:style-name="gr4" draw:text-style-name="P1" draw:layer="layout" svg:width="0.356cm" svg:height="0.738cm" svg:x="14.207cm" svg:y="10.714cm" svg:viewBox="0 0 357 739" svg:d="m357 739c-8-120 3-238-24-357-37-162-188-236-286-346l-47-36">
          <text:p/>
        </draw:path>
        <draw:frame draw:style-name="gr2" draw:layer="layout" svg:width="1.14cm" svg:height="0.837cm" svg:x="7.09cm" svg:y="10.59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078cm" svg:height="0.837cm" svg:x="5.79cm" svg:y="8.19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245cm" svg:height="0.837cm" svg:x="9.79cm" svg:y="7.597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.078cm" svg:height="0.837cm" svg:x="13.69cm" svg:y="8.19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.078cm" svg:height="0.837cm" svg:x="22.29cm" svg:y="8.39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1.14cm" svg:height="0.837cm" svg:x="14.59cm" svg:y="11.49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.016cm" svg:height="0.838cm" svg:x="22.125cm" svg:y="10.69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6" draw:text-style-name="P1" draw:layer="layout" svg:x1="20.068cm" svg:y1="11.734cm" svg:x2="18.958cm" svg:y2="8.089cm">
          <text:p/>
        </draw:line>
        <draw:frame draw:style-name="gr2" draw:layer="layout" svg:width="1.245cm" svg:height="0.837cm" svg:x="18.191cm" svg:y="7.59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u</meta:initial-creator>
    <meta:creation-date>2010-01-16T10:44:20</meta:creation-date>
    <dc:creator>Andreu</dc:creator>
    <dc:date>2010-01-16T20:15:07</dc:date>
    <meta:editing-cycles>8</meta:editing-cycles>
    <meta:editing-duration>PT1H26M5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o math:stretchy="false">ψ</math:mo>
      <math:mi>p</math:mi>
    </math:msub>
    <math:annotation math:encoding="StarMath 5.0">%psi_p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i>p</math:mi>
        <math:mi>'</math:mi>
        <math:mi>'</math:mi>
      </math:mrow>
    </math:msup>
    <math:annotation math:encoding="StarMath 5.0">Z^{p''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i>Y</math:mi>
      <math:mi>p</math:mi>
    </math:msup>
    <math:annotation math:encoding="StarMath 5.0">Y^p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i>Z</math:mi>
      <math:mi>p</math:mi>
    </math:msup>
    <math:annotation math:encoding="StarMath 5.0">Z^p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i>X</math:mi>
      <math:mrow>
        <math:mi>p</math:mi>
        <math:mi>'</math:mi>
      </math:mrow>
    </math:msup>
    <math:annotation math:encoding="StarMath 5.0">X^{p'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i>Y</math:mi>
      <math:mrow>
        <math:mi>p</math:mi>
        <math:mi>'</math:mi>
      </math:mrow>
    </math:msup>
    <math:annotation math:encoding="StarMath 5.0">Y^{p'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i>p</math:mi>
        <math:mi>'</math:mi>
        <math:mi>'</math:mi>
      </math:mrow>
    </math:msup>
    <math:annotation math:encoding="StarMath 5.0">Z^{p''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i>Y</math:mi>
      <math:mrow>
        <math:mi>p</math:mi>
        <math:mi>'</math:mi>
      </math:mrow>
    </math:msup>
    <math:annotation math:encoding="StarMath 5.0">Y^{p'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p>
      <math:mi>Y</math:mi>
      <math:mrow>
        <math:mi>p</math:mi>
        <math:mi>'</math:mi>
      </math:mrow>
    </math:msup>
    <math:annotation math:encoding="StarMath 5.0">Y^{p'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p>
      <math:mi>X</math:mi>
      <math:mrow>
        <math:mi>p</math:mi>
        <math:mi>'</math:mi>
      </math:mrow>
    </math:msup>
    <math:annotation math:encoding="StarMath 5.0">X^{p'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p>
      <math:mi>X</math:mi>
      <math:mi>p</math:mi>
    </math:msup>
    <math:annotation math:encoding="StarMath 5.0">X^p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 math:stretchy="false">θ</math:mo>
      <math:mi>p</math:mi>
    </math:msub>
    <math:annotation math:encoding="StarMath 5.0">%theta_p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o math:stretchy="false">φ</math:mo>
        <math:mi>p</math:mi>
      </math:msub>
    </math:mrow>
    <math:annotation math:encoding="StarMath 5.0">-%phi_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